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3c8" officeooo:paragraph-rsid="00062246"/>
    </style:style>
    <style:style style:name="P2" style:family="paragraph" style:parent-style-name="Standard">
      <style:text-properties fo:font-weight="bold" officeooo:rsid="0010f284" officeooo:paragraph-rsid="00062246" style:font-weight-asian="bold" style:font-weight-complex="bold"/>
    </style:style>
    <style:style style:name="P3" style:family="paragraph" style:parent-style-name="Standard">
      <style:text-properties officeooo:rsid="0010f284" officeooo:paragraph-rsid="00062246"/>
    </style:style>
    <style:style style:name="P4" style:family="paragraph" style:parent-style-name="Standard">
      <style:text-properties officeooo:rsid="0010f284" officeooo:paragraph-rsid="00087af5"/>
    </style:style>
    <style:style style:name="P5" style:family="paragraph" style:parent-style-name="Standard">
      <style:text-properties officeooo:rsid="000423c8" officeooo:paragraph-rsid="00087af5"/>
    </style:style>
    <style:style style:name="P6" style:family="paragraph" style:parent-style-name="Standard">
      <style:text-properties officeooo:rsid="000423c8" officeooo:paragraph-rsid="0008d034"/>
    </style:style>
    <style:style style:name="P7" style:family="paragraph" style:parent-style-name="Standard">
      <style:text-properties fo:font-weight="bold" officeooo:rsid="0010f284" officeooo:paragraph-rsid="00087af5" style:font-weight-asian="bold" style:font-weight-complex="bold"/>
    </style:style>
    <style:style style:name="T1" style:family="text">
      <style:text-properties officeooo:rsid="00126d04"/>
    </style:style>
    <style:style style:name="T2" style:family="text">
      <style:text-properties officeooo:rsid="00144c7f"/>
    </style:style>
    <style:style style:name="T3" style:family="text">
      <style:text-properties officeooo:rsid="0010f284"/>
    </style:style>
    <style:style style:name="T4" style:family="text">
      <style:text-properties officeooo:rsid="00145086"/>
    </style:style>
    <style:style style:name="T5" style:family="text">
      <style:text-properties officeooo:rsid="0014a1cc"/>
    </style:style>
    <style:style style:name="T6" style:family="text">
      <style:text-properties officeooo:rsid="00067b6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a5a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Modelo Relacional</text:span></text:p>
      <text:p text:style-name="P5"><text:span text:style-name="T8">1</text:span>- <text:span text:style-name="T3">Indica los objetivos del modelo relacional.</text:span></text:p>
      <text:p text:style-name="P5"><text:span text:style-name="T8">2</text:span>- <text:span text:style-name="T3">¿Cuales son las reglas de Codd?</text:span></text:p>
      <text:p text:style-name="P5"><text:span text:style-name="T8">3</text:span>- <text:span text:style-name="T3">¿Qué características debe cumplir una tabla en el modelo relacional?</text:span></text:p>
      <text:p text:style-name="P5"><text:span text:style-name="T8">4</text:span>- <text:span text:style-name="T3">Las relaciones de atributos en el modelo relacional pueden ser de varios tipos ¿Cuales son?</text:span></text:p>
      <text:p text:style-name="P5"><text:span text:style-name="T8">5</text:span>- <text:span text:style-name="T3">Indica los requisitos de una clave primaria o candidata.</text:span></text:p>
      <text:p text:style-name="P5"><text:span text:style-name="T8">6</text:span>- <text:span text:style-name="T3">¿Que es y para qué se utiliza una clave foránea en el modelo relacional?</text:span></text:p>
      <text:p text:style-name="P5"><text:span text:style-name="T8">7</text:span>- <text:span text:style-name="T3">¿Cuales son las restricciones inherentes al modelo?</text:span></text:p>
      <text:p text:style-name="P5"><text:span text:style-name="T8">8</text:span>- <text:span text:style-name="T3">¿Cuales son las restricciones semánticas del modelo relacional?</text:span></text:p>
      <text:p text:style-name="P5"><text:span text:style-name="T8">9</text:span>- <text:span text:style-name="T3">¿Cuales son los operaciones sobre el modelo relacional?</text:span></text:p>
      <text:p text:style-name="P5"><text:span text:style-name="T8">10</text:span>- <text:span text:style-name="T3">¿Que restricciones tiene la operación de inserción?</text:span></text:p>
      <text:p text:style-name="P5"><text:span text:style-name="T8">11</text:span>- <text:span text:style-name="T3">¿Que restricciones tiene la operación de borrado?</text:span></text:p>
      <text:p text:style-name="P5"/>
      <text:p text:style-name="P5"/>
      <text:p text:style-name="P7">Paso del Modelo E-R al Modelo Relacional</text:p>
      <text:p text:style-name="P5"><text:span text:style-name="T8">1</text:span>- <text:span text:style-name="T1">Cual es el resultado del diseño conceptual? → Esquema o diagrama ……...</text:span></text:p>
      <text:p text:style-name="P5"><text:span text:style-name="T8">2</text:span>- <text:span text:style-name="T1">Cual es el resultado del diseño lógico? → Esquema …………..</text:span></text:p>
      <text:p text:style-name="P6"><text:span text:style-name="T8">3</text:span>- <text:span text:style-name="T1">¿Cómo se transforma una entidad fuerte?</text:span></text:p>
      <text:p text:style-name="P6"><text:span text:style-name="T8">4</text:span>- <text:span text:style-name="T1">¿Cómo se transforma una entidad </text:span><text:span text:style-name="T2">débil</text:span><text:span text:style-name="T1">?</text:span></text:p>
      <text:p text:style-name="P5"><text:span text:style-name="T8">5</text:span>- <text:span text:style-name="T1">¿Cómo se transforma una </text:span><text:span text:style-name="T2">relación uno a muchos</text:span><text:span text:style-name="T1">? </text:span><text:span text:style-name="T2">Excepciones??</text:span></text:p>
      <text:p text:style-name="P5"><text:span text:style-name="T8">6</text:span>- <text:span text:style-name="T1">¿Cómo se transforma una </text:span><text:span text:style-name="T2">relación uno a uno</text:span><text:span text:style-name="T1">? </text:span><text:span text:style-name="T2">Excepciones ??</text:span></text:p>
      <text:p text:style-name="P5"><text:span text:style-name="T8">7</text:span>- <text:span text:style-name="T1">¿Cómo se transforma una </text:span><text:span text:style-name="T5">agregación</text:span><text:span text:style-name="T1">?</text:span></text:p>
      <text:p text:style-name="P5"><text:span text:style-name="T8">8</text:span>- <text:span text:style-name="T1">¿Cómo se transforma una </text:span><text:span text:style-name="T2">relación </text:span><text:span text:style-name="T4">reflexiva</text:span><text:span text:style-name="T1">? </text:span><text:span text:style-name="T4">Pon un ejemplo….</text:span></text:p>
      <text:p text:style-name="P5"><text:span text:style-name="T8">9</text:span>- <text:span text:style-name="T1">¿Cómo se transforma una </text:span><text:span text:style-name="T2">relación muchos a muchos</text:span><text:span text:style-name="T1">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23:09:29.636321343</meta:creation-date>
    <dc:date>2024-02-04T23:18:36.849225147</dc:date>
    <meta:editing-duration>PT7M6S</meta:editing-duration>
    <meta:editing-cycles>5</meta:editing-cycles>
    <meta:generator>LibreOffice/7.6.4.1$Linux_X86_64 LibreOffice_project/e19e193f88cd6c0525a17fb7a176ed8e6a3e2aa1</meta:generator>
    <meta:document-statistic meta:table-count="0" meta:image-count="0" meta:object-count="0" meta:page-count="1" meta:paragraph-count="22" meta:word-count="201" meta:character-count="1214" meta:non-whitespace-character-count="1035"/>
  </office:meta>
</office:document-meta>
</file>